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ce style:name="UbuntuMono" svg:font-family="UbuntuMono"/>
    <style:font-face style:name="Ubuntumono" svg:font-family="Ubuntumono"/>
    <style:font-face style:name="monospace" svg:font-family="monospace"/>
    <style:font-face style:name="sans-serif" svg:font-family="sans-serif"/>
    <style:font-face style:name="FreeSans2"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38180" officeooo:paragraph-rsid="00038180"/>
    </style:style>
    <style:style style:name="P2" style:family="paragraph" style:parent-style-name="Standard">
      <style:paragraph-properties fo:text-align="center" style:justify-single-word="false"/>
      <style:text-properties fo:font-size="16pt" fo:font-weight="bold" officeooo:rsid="00038180" officeooo:paragraph-rsid="00038180"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style="italic" officeooo:rsid="00038180" officeooo:paragraph-rsid="0005fc3e"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4pt" fo:font-style="italic" style:text-underline-style="none" officeooo:rsid="0046ddfc" officeooo:paragraph-rsid="0046ddf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14pt" officeooo:rsid="00038180" officeooo:paragraph-rsid="00038180"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38180" officeooo:paragraph-rsid="00038180" style:font-size-asian="14pt" style:font-size-complex="14pt"/>
    </style:style>
    <style:style style:name="P7" style:family="paragraph" style:parent-style-name="Standard">
      <style:paragraph-properties fo:text-align="start" style:justify-single-word="false"/>
      <style:text-properties fo:font-weight="normal" officeooo:rsid="002eb7e5" officeooo:paragraph-rsid="000a7989" style:font-weight-asian="normal" style:font-weight-complex="normal"/>
    </style:style>
    <style:style style:name="P8" style:family="paragraph" style:parent-style-name="Standard">
      <style:paragraph-properties fo:text-align="start" style:justify-single-word="false"/>
      <style:text-properties fo:font-weight="normal" officeooo:rsid="000449db" officeooo:paragraph-rsid="000449db" style:font-weight-asian="normal" style:font-weight-complex="normal"/>
    </style:style>
    <style:style style:name="P9" style:family="paragraph" style:parent-style-name="Standard">
      <style:paragraph-properties fo:text-align="start" style:justify-single-word="false"/>
      <style:text-properties fo:font-weight="normal" officeooo:rsid="0056a4a3" officeooo:paragraph-rsid="0056a4a3" style:font-weight-asian="normal" style:font-weight-complex="normal"/>
    </style:style>
    <style:style style:name="P10" style:family="paragraph" style:parent-style-name="Standard">
      <style:paragraph-properties fo:text-align="start" style:justify-single-word="false"/>
      <style:text-properties fo:font-weight="bold" officeooo:rsid="000449db" officeooo:paragraph-rsid="000449db" style:font-weight-asian="bold" style:font-weight-complex="bold"/>
    </style:style>
    <style:style style:name="P11" style:family="paragraph" style:parent-style-name="Standard">
      <style:paragraph-properties fo:text-align="start" style:justify-single-word="false"/>
      <style:text-properties fo:font-weight="bold" officeooo:rsid="000449db" officeooo:paragraph-rsid="0054cbe8" style:font-weight-asian="bold" style:font-weight-complex="bold"/>
    </style:style>
    <style:style style:name="P12" style:family="paragraph" style:parent-style-name="Standard">
      <style:paragraph-properties fo:text-align="start" style:justify-single-word="false"/>
      <style:text-properties fo:font-weight="bold" officeooo:rsid="00041db6" officeooo:paragraph-rsid="00041db6" style:font-weight-asian="bold" style:font-weight-complex="bold"/>
    </style:style>
    <style:style style:name="P13" style:family="paragraph" style:parent-style-name="Standard">
      <style:paragraph-properties fo:text-align="start" style:justify-single-word="false"/>
      <style:text-properties officeooo:paragraph-rsid="0056a4a3"/>
    </style:style>
    <style:style style:name="P14" style:family="paragraph" style:parent-style-name="Standard">
      <style:paragraph-properties fo:text-align="start" style:justify-single-word="false"/>
      <style:text-properties officeooo:rsid="00041db6" officeooo:paragraph-rsid="00041db6"/>
    </style:style>
    <style:style style:name="P15" style:family="paragraph" style:parent-style-name="Standard">
      <style:paragraph-properties fo:text-align="start" style:justify-single-word="false"/>
      <style:text-properties officeooo:rsid="005e6452" officeooo:paragraph-rsid="005e6452"/>
    </style:style>
    <style:style style:name="P16" style:family="paragraph" style:parent-style-name="Standard">
      <style:paragraph-properties fo:text-align="start" style:justify-single-word="false"/>
      <style:text-properties officeooo:rsid="006279d9" officeooo:paragraph-rsid="006279d9"/>
    </style:style>
    <style:style style:name="P17" style:family="paragraph" style:parent-style-name="Standard">
      <style:paragraph-properties fo:text-align="start" style:justify-single-word="false"/>
      <style:text-properties officeooo:paragraph-rsid="0056a4a3"/>
    </style:style>
    <style:style style:name="P18" style:family="paragraph" style:parent-style-name="Standard">
      <style:paragraph-properties fo:text-align="start" style:justify-single-word="false"/>
      <style:text-properties fo:font-weight="normal" officeooo:rsid="0056754f" officeooo:paragraph-rsid="00659730" style:font-weight-asian="normal" style:font-weight-complex="normal"/>
    </style:style>
    <style:style style:name="P19" style:family="paragraph" style:parent-style-name="Standard">
      <style:paragraph-properties fo:text-align="start" style:justify-single-word="false"/>
      <style:text-properties fo:font-weight="normal" officeooo:rsid="0056a4a3" officeooo:paragraph-rsid="0056a4a3" style:font-weight-asian="normal" style:font-weight-complex="normal"/>
    </style:style>
    <style:style style:name="P20" style:family="paragraph" style:parent-style-name="Standard">
      <style:paragraph-properties fo:text-align="start" style:justify-single-word="false"/>
      <style:text-properties fo:font-weight="normal" officeooo:rsid="0056a4a3" officeooo:paragraph-rsid="006e98f9" style:font-weight-asian="normal" style:font-weight-complex="normal"/>
    </style:style>
    <style:style style:name="P21" style:family="paragraph" style:parent-style-name="Standard">
      <style:paragraph-properties fo:text-align="start" style:justify-single-word="false"/>
      <style:text-properties fo:font-weight="normal" officeooo:rsid="0056a4a3" officeooo:paragraph-rsid="0086da84" style:font-weight-asian="normal" style:font-weight-complex="normal"/>
    </style:style>
    <style:style style:name="P22" style:family="paragraph" style:parent-style-name="Standard">
      <style:paragraph-properties fo:text-align="start" style:justify-single-word="false"/>
      <style:text-properties fo:font-weight="normal" officeooo:rsid="0056a4a3" officeooo:paragraph-rsid="0087bc43" style:font-weight-asian="normal" style:font-weight-complex="normal"/>
    </style:style>
    <style:style style:name="P23" style:family="paragraph" style:parent-style-name="Standard">
      <style:paragraph-properties fo:text-align="start" style:justify-single-word="false"/>
      <style:text-properties fo:font-weight="normal" officeooo:rsid="0056a4a3" officeooo:paragraph-rsid="009123be" style:font-weight-asian="normal" style:font-weight-complex="normal"/>
    </style:style>
    <style:style style:name="P24" style:family="paragraph" style:parent-style-name="Standard">
      <style:paragraph-properties fo:text-align="start" style:justify-single-word="false"/>
      <style:text-properties fo:font-weight="normal" officeooo:rsid="0056a4a3" officeooo:paragraph-rsid="0092e03e" style:font-weight-asian="normal" style:font-weight-complex="normal"/>
    </style:style>
    <style:style style:name="P25" style:family="paragraph" style:parent-style-name="Standard">
      <style:paragraph-properties fo:text-align="start" style:justify-single-word="false"/>
      <style:text-properties fo:font-weight="normal" officeooo:rsid="006e98f9" officeooo:paragraph-rsid="006e98f9" style:font-weight-asian="normal" style:font-weight-complex="normal"/>
    </style:style>
    <style:style style:name="P26" style:family="paragraph" style:parent-style-name="Standard">
      <style:paragraph-properties fo:text-align="start" style:justify-single-word="false"/>
      <style:text-properties fo:font-weight="normal" officeooo:rsid="007b082c" officeooo:paragraph-rsid="007b082c" style:font-weight-asian="normal" style:font-weight-complex="normal"/>
    </style:style>
    <style:style style:name="P27" style:family="paragraph" style:parent-style-name="Standard">
      <style:paragraph-properties fo:text-align="start" style:justify-single-word="false"/>
      <style:text-properties fo:font-weight="normal" officeooo:rsid="0086da84" officeooo:paragraph-rsid="0086da84" style:font-weight-asian="normal" style:font-weight-complex="normal"/>
    </style:style>
    <style:style style:name="P28" style:family="paragraph" style:parent-style-name="Standard">
      <style:paragraph-properties fo:text-align="start" style:justify-single-word="false"/>
      <style:text-properties fo:font-weight="normal" officeooo:rsid="0087bc43" officeooo:paragraph-rsid="0087bc43" style:font-weight-asian="normal" style:font-weight-complex="normal"/>
    </style:style>
    <style:style style:name="P29" style:family="paragraph" style:parent-style-name="Standard">
      <style:paragraph-properties fo:text-align="start" style:justify-single-word="false"/>
      <style:text-properties fo:font-weight="normal" officeooo:rsid="008f4e33" officeooo:paragraph-rsid="008f4e33" style:font-weight-asian="normal" style:font-weight-complex="normal"/>
    </style:style>
    <style:style style:name="P30" style:family="paragraph" style:parent-style-name="Standard">
      <style:paragraph-properties fo:text-align="start" style:justify-single-word="false"/>
      <style:text-properties fo:font-weight="normal" officeooo:rsid="00910f50" officeooo:paragraph-rsid="00910f50" style:font-weight-asian="normal" style:font-weight-complex="normal"/>
    </style:style>
    <style:style style:name="P31" style:family="paragraph" style:parent-style-name="Standard">
      <style:paragraph-properties fo:text-align="start" style:justify-single-word="false"/>
      <style:text-properties fo:font-weight="normal" officeooo:rsid="0091bb24" officeooo:paragraph-rsid="0091bb24" style:font-weight-asian="normal" style:font-weight-complex="normal"/>
    </style:style>
    <style:style style:name="P32" style:family="paragraph" style:parent-style-name="Standard">
      <style:paragraph-properties fo:text-align="start" style:justify-single-word="false"/>
      <style:text-properties fo:font-weight="normal" officeooo:rsid="00947a99" officeooo:paragraph-rsid="00947a99" style:font-weight-asian="normal" style:font-weight-complex="normal"/>
    </style:style>
    <style:style style:name="P33" style:family="paragraph" style:parent-style-name="Standard">
      <style:text-properties officeooo:paragraph-rsid="00659730"/>
    </style:style>
    <style:style style:name="P34" style:family="paragraph" style:parent-style-name="Standard">
      <style:text-properties officeooo:rsid="00659730" officeooo:paragraph-rsid="00659730"/>
    </style:style>
    <style:style style:name="P35" style:family="paragraph" style:parent-style-name="Standard">
      <style:paragraph-properties fo:text-align="start" style:justify-single-word="false"/>
      <style:text-properties officeooo:rsid="0068f15a" officeooo:paragraph-rsid="0068f15a"/>
    </style:style>
    <style:style style:name="P36" style:family="paragraph" style:parent-style-name="Standard">
      <style:text-properties officeooo:paragraph-rsid="006e5fce"/>
    </style:style>
    <style:style style:name="P37" style:family="paragraph" style:parent-style-name="Standard">
      <style:text-properties officeooo:rsid="006e5fce" officeooo:paragraph-rsid="006e5fce"/>
    </style:style>
    <style:style style:name="P38" style:family="paragraph" style:parent-style-name="Standard">
      <style:text-properties officeooo:rsid="006f8244" officeooo:paragraph-rsid="0074d39a"/>
    </style:style>
    <style:style style:name="P39" style:family="paragraph" style:parent-style-name="Standard">
      <style:text-properties officeooo:paragraph-rsid="0087bc43"/>
    </style:style>
    <style:style style:name="P40" style:family="paragraph" style:parent-style-name="Standard">
      <style:text-properties officeooo:rsid="0087bc43" officeooo:paragraph-rsid="0087bc43"/>
    </style:style>
    <style:style style:name="P41" style:family="paragraph" style:parent-style-name="Standard">
      <style:paragraph-properties fo:text-align="start" style:justify-single-word="false"/>
      <style:text-properties style:font-name="FreeMono" fo:font-size="10pt" fo:font-weight="normal" officeooo:rsid="0089a412" officeooo:paragraph-rsid="0089a412"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FreeMono" fo:font-size="10pt" fo:font-weight="normal" officeooo:rsid="008d8ede" officeooo:paragraph-rsid="008d8ede"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FreeMono" fo:font-size="10pt" fo:font-weight="normal" officeooo:rsid="009123be" officeooo:paragraph-rsid="0092e03e"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FreeMono" fo:font-size="10pt" fo:font-weight="normal" officeooo:rsid="0093f6da" officeooo:paragraph-rsid="0093f6da"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FreeMono" fo:font-size="10pt" officeooo:rsid="006279d9" officeooo:paragraph-rsid="006279d9" style:font-size-asian="10pt" style:font-size-complex="10pt"/>
    </style:style>
    <style:style style:name="P46" style:family="paragraph" style:parent-style-name="Standard">
      <style:paragraph-properties fo:text-align="start" style:justify-single-word="false"/>
      <style:text-properties style:font-name="FreeMono" fo:font-size="10pt" officeooo:rsid="005e6452" officeooo:paragraph-rsid="005e6452" style:font-size-asian="10pt" style:font-size-complex="10pt"/>
    </style:style>
    <style:style style:name="P47" style:family="paragraph" style:parent-style-name="Standard">
      <style:paragraph-properties fo:text-align="start" style:justify-single-word="false"/>
      <style:text-properties style:font-name="FreeMono" officeooo:paragraph-rsid="0056a4a3"/>
    </style:style>
    <style:style style:name="P48" style:family="paragraph" style:parent-style-name="Standard">
      <style:paragraph-properties fo:text-align="start" style:justify-single-word="false"/>
      <style:text-properties fo:font-weight="bold" officeooo:rsid="000449db" officeooo:paragraph-rsid="000449db" style:font-weight-asian="bold" style:font-weight-complex="bold"/>
    </style:style>
    <style:style style:name="P49" style:family="paragraph" style:parent-style-name="Standard">
      <style:paragraph-properties fo:text-align="start" style:justify-single-word="false"/>
      <style:text-properties fo:font-weight="bold" officeooo:rsid="000449db" officeooo:paragraph-rsid="0054cbe8" style:font-weight-asian="bold" style:font-weight-complex="bold"/>
    </style:style>
    <style:style style:name="T1" style:family="text">
      <style:text-properties fo:font-weight="normal" officeooo:rsid="0056a4a3" style:font-weight-asian="normal" style:font-weight-complex="normal"/>
    </style:style>
    <style:style style:name="T2" style:family="text">
      <style:text-properties fo:font-weight="normal" officeooo:rsid="0056754f" style:font-weight-asian="normal" style:font-weight-complex="normal"/>
    </style:style>
    <style:style style:name="T3" style:family="text">
      <style:text-properties fo:font-weight="normal" officeooo:rsid="00659730" style:font-weight-asian="normal" style:font-weight-complex="normal"/>
    </style:style>
    <style:style style:name="T4" style:family="text">
      <style:text-properties fo:font-weight="normal" officeooo:rsid="005a7f79" style:font-weight-asian="normal" style:font-weight-complex="normal"/>
    </style:style>
    <style:style style:name="T5" style:family="text">
      <style:text-properties officeooo:rsid="0005fc3e"/>
    </style:style>
    <style:style style:name="T6" style:family="text">
      <style:text-properties officeooo:rsid="00450b1f"/>
    </style:style>
    <style:style style:name="T7" style:family="text">
      <style:text-properties officeooo:rsid="0054cbe8"/>
    </style:style>
    <style:style style:name="T8" style:family="text">
      <style:text-properties officeooo:rsid="005640a5"/>
    </style:style>
    <style:style style:name="T9" style:family="text">
      <style:text-properties officeooo:rsid="00643598"/>
    </style:style>
    <style:style style:name="T10" style:family="text">
      <style:text-properties officeooo:rsid="00659730"/>
    </style:style>
    <style:style style:name="T11" style:family="text">
      <style:text-properties officeooo:rsid="006c94d7"/>
    </style:style>
    <style:style style:name="T12" style:family="text">
      <style:text-properties officeooo:rsid="006e5fce"/>
    </style:style>
    <style:style style:name="T13" style:family="text">
      <style:text-properties officeooo:rsid="006e98f9"/>
    </style:style>
    <style:style style:name="T14" style:family="text">
      <style:text-properties officeooo:rsid="00713240"/>
    </style:style>
    <style:style style:name="T15" style:family="text">
      <style:text-properties officeooo:rsid="00723bd4"/>
    </style:style>
    <style:style style:name="T16" style:family="text">
      <style:text-properties officeooo:rsid="007c2b22"/>
    </style:style>
    <style:style style:name="T17" style:family="text">
      <style:text-properties officeooo:rsid="0086da84"/>
    </style:style>
    <style:style style:name="T18" style:family="text">
      <style:text-properties officeooo:rsid="0087bc43"/>
    </style:style>
    <style:style style:name="T19" style:family="text">
      <style:text-properties officeooo:rsid="0091b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231A</text:p>
      <text:p text:style-name="P3">Compute<text:span text:style-name="T6">r</text:span> Vision: <text:span text:style-name="T5">From 3D Reconstruction to Recognition</text:span></text:p>
      <text:p text:style-name="P1"/>
      <text:p text:style-name="P5">Luke Jaffe</text:p>
      <text:p text:style-name="P1"/>
      <text:p text:style-name="P6">Problem Set <text:span text:style-name="T7">1</text:span></text:p>
      <text:p text:style-name="P4">Due 01/<text:span text:style-name="T7">26</text:span>/2018</text:p>
      <text:p text:style-name="P1"/>
      <text:p text:style-name="P12">1 <text:s text:c="3"/><text:span text:style-name="T7">Projective Geometry Problems</text:span></text:p>
      <text:p text:style-name="P12"/>
      <text:p text:style-name="P33"><text:span text:style-name="T2">d) </text:span><text:span text:style-name="T3">Y</text:span><text:span text:style-name="T10">ou <text:s/>have <text:s/>explored <text:s/>whether <text:s/>these <text:s/>three <text:s/>properties <text:s/>hold <text:s/>for <text:s/>affine <text:s/>transformations. <text:s text:c="2"/>Do</text:span></text:p>
      <text:p text:style-name="P34">these properties hold under any projective transformation? <text:s/>Justify briefly in one or two</text:p>
      <text:p text:style-name="P34">sentences (no proof needed).</text:p>
      <text:p text:style-name="P18"/>
      <text:p text:style-name="P18"><text:span text:style-name="T9">No, for instance, parallel lines in the world reference system are not still parallel after applying radial distortion, which can be encoded as part of a projective transformation.</text:span></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2 <text:s text:c="3"/><text:span text:style-name="T7">Affine Camera Calibration</text:span></text:p>
      <text:p text:style-name="P8"/>
      <text:p text:style-name="P13"><text:span text:style-name="T1">a) </text:span>You will construct a linear system of equations and solve for the camera parameters to minimize the least-squares error. After doing so, you will return the 3 × 4 affine camera matrix composed of these computed camera parameters. In your written report, submit your code as well as the camera matrix that you compute.</text:p>
      <text:p text:style-name="P47"/>
      <text:p text:style-name="P46">def compute_camera_matrix(real_XY, front_image, back_image):</text:p>
      <text:p text:style-name="P46"><text:s text:c="4"/>'''</text:p>
      <text:p text:style-name="P46"><text:s text:c="4"/>COMPUTE_CAMERA_MATRIX</text:p>
      <text:p text:style-name="P46"><text:s text:c="4"/>Arguments:</text:p>
      <text:p text:style-name="P46"><text:s text:c="9"/>real_XY - Each row corresponds to an actual point on the 2D plane</text:p>
      <text:p text:style-name="P46"><text:s text:c="9"/>front_image - Each row is the pixel location in the front image where Z=0</text:p>
      <text:p text:style-name="P46"><text:s text:c="9"/>back_image - Each row is the pixel location in the back image where Z=150</text:p>
      <text:p text:style-name="P46"><text:s text:c="4"/>Returns:</text:p>
      <text:p text:style-name="P46"><text:s text:c="8"/>camera_matrix - The calibrated camera matrix (3x4 matrix)</text:p>
      <text:p text:style-name="P46"><text:s text:c="4"/>'''</text:p>
      <text:p text:style-name="P46"><text:s text:c="4"/># Create real point matrix</text:p>
      <text:p text:style-name="P46"><text:s text:c="4"/>front_z = np.zeros(front_image.shape[0])[:, np.newaxis]</text:p>
      <text:p text:style-name="P46"><text:s text:c="4"/>back_z = 150*np.ones(front_image.shape[0])[:, np.newaxis]</text:p>
      <text:p text:style-name="P46"><text:s text:c="4"/>both_z = np.concatenate([front_z, back_z], axis=0)</text:p>
      <text:p text:style-name="P46"><text:s text:c="4"/>twice_real_XY = np.concatenate([real_XY, real_XY], axis=0)</text:p>
      <text:p text:style-name="P46"><text:s text:c="4"/>real_ones = np.ones(twice_real_XY.shape[0])[:, np.newaxis]</text:p>
      <text:p text:style-name="P46"><text:s text:c="4"/>A = np.concatenate([twice_real_XY, both_z, real_ones], axis=1)</text:p>
      <text:p text:style-name="P46"/>
      <text:p text:style-name="P46"><text:s text:c="4"/># Create projected point matrix</text:p>
      <text:p text:style-name="P46"><text:s text:c="4"/>both_image = np.concatenate([front_image, back_image], axis=0)</text:p>
      <text:p text:style-name="P46"><text:s text:c="4"/>image_ones = np.ones(both_image.shape[0])[:, np.newaxis]</text:p>
      <text:p text:style-name="P46"><text:s text:c="4"/>b = np.concatenate([both_image, image_ones], axis=1)</text:p>
      <text:p text:style-name="P46"/>
      <text:p text:style-name="P46"><text:s text:c="4"/># Solve with least-squares</text:p>
      <text:p text:style-name="P46"><text:s text:c="4"/>xt, _, _, _ = np.linalg.lstsq(A, b)</text:p>
      <text:p text:style-name="P46"><text:s text:c="4"/>camera_matrix = xt.T</text:p>
      <text:p text:style-name="P46"/>
      <text:p text:style-name="P46"><text:s text:c="4"/>return camera_matrix</text:p>
      <text:p text:style-name="P15"/>
      <text:p text:style-name="P15">Camera Matrix:</text:p>
      <text:p text:style-name="P15"><text:s/>[[ <text:s/>5.31276507e-01 <text:s/>-1.80886074e-02 <text:s text:c="2"/>1.20509667e-01 <text:s text:c="2"/>1.29720641e+02]</text:p>
      <text:p text:style-name="P15"><text:s/>[ <text:s/>4.84975447e-02 <text:s text:c="2"/>5.36366401e-01 <text:s/>-1.02675222e-01 <text:s text:c="2"/>4.43879607e+01]</text:p>
      <text:p text:style-name="P15"><text:s/>[ -2.02336860e-18 <text:s text:c="2"/>5.20417043e-18 <text:s text:c="2"/>3.25260652e-18 <text:s text:c="2"/>1.00000000e+00]]</text:p>
      <text:p text:style-name="P9"/>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b) </text:span>After finding the calibrated camera matrix, you will compute the RMS error between the given N image corner coordinates and N corresponding calculated corner locations in rms_error(). Please submit your code and the RMS error for the camera matrix that you found in part (a).</text:p>
      <text:p text:style-name="P13"/>
      <text:p text:style-name="P45">def rms_error(camera_matrix, real_XY, front_image, back_image):</text:p>
      <text:p text:style-name="P45"><text:s text:c="4"/>''' </text:p>
      <text:p text:style-name="P45"><text:s text:c="4"/>RMS_ERROR</text:p>
      <text:p text:style-name="P45"><text:s text:c="4"/>Arguments:</text:p>
      <text:p text:style-name="P45"><text:s text:c="9"/>camera_matrix - The camera matrix of the calibrated camera</text:p>
      <text:p text:style-name="P45"><text:s text:c="9"/>real_XY - Each row corresponds to an actual point on the 2D plane</text:p>
      <text:p text:style-name="P45"><text:s text:c="9"/>front_image - Each row is the pixel location in the front image where Z=0</text:p>
      <text:p text:style-name="P45"><text:s text:c="9"/>back_image - Each row is the pixel location in the back image where Z=150</text:p>
      <text:p text:style-name="P45"><text:s text:c="4"/>Returns:</text:p>
      <text:p text:style-name="P45"><text:s text:c="8"/>rms_error - The root mean square error of reprojecting the points back</text:p>
      <text:p text:style-name="P45"><text:s text:c="20"/>into the images</text:p>
      <text:p text:style-name="P45"><text:s text:c="4"/>'''</text:p>
      <text:p text:style-name="P45"><text:s text:c="4"/># Create real point matrix</text:p>
      <text:p text:style-name="P45"><text:s text:c="4"/>front_z = np.zeros(front_image.shape[0])[:, np.newaxis]</text:p>
      <text:p text:style-name="P45"><text:s text:c="4"/>back_z = 150*np.ones(front_image.shape[0])[:, np.newaxis]</text:p>
      <text:p text:style-name="P45"><text:s text:c="4"/>both_z = np.concatenate([front_z, back_z], axis=0)</text:p>
      <text:p text:style-name="P45"><text:s text:c="4"/>twice_real_XY = np.concatenate([real_XY, real_XY], axis=0)</text:p>
      <text:p text:style-name="P45"><text:s text:c="4"/>real_ones = np.ones(twice_real_XY.shape[0])[:, np.newaxis]</text:p>
      <text:p text:style-name="P45"><text:s text:c="4"/>A = np.concatenate([twice_real_XY, both_z, real_ones], axis=1)</text:p>
      <text:p text:style-name="P45"/>
      <text:p text:style-name="P45"><text:s text:c="4"/># Create projected point matrix</text:p>
      <text:p text:style-name="P45"><text:s text:c="4"/>real_proj = np.concatenate([front_image, back_image], axis=0)</text:p>
      <text:p text:style-name="P45"/>
      <text:p text:style-name="P45"><text:s text:c="4"/># Calculate corner locations</text:p>
      <text:p text:style-name="P45"><text:s text:c="4"/>calc_b = np.dot(A, camera_matrix.T)</text:p>
      <text:p text:style-name="P45"><text:s text:c="4"/>calc_proj = calc_b[:, :2]</text:p>
      <text:p text:style-name="P45"/>
      <text:p text:style-name="P45"><text:s text:c="4"/># Compute RMS error</text:p>
      <text:p text:style-name="P45"><text:s text:c="4"/>rms_error = np.sqrt(np.sum((calc_proj - real_proj)**2)/real_proj.shape[0])</text:p>
      <text:p text:style-name="P45"/>
      <text:p text:style-name="P45"><text:s text:c="4"/>return rms_error</text:p>
      <text:p text:style-name="P16"/>
      <text:p text:style-name="P16">RMS Error: <text:s/>0.99383048328</text:p>
      <text:p text:style-name="P9"/>
      <text:p text:style-name="P13"><text:span text:style-name="T1">c) </text:span>Could you calibrate the matrix with only one checkerboard image? Explain briefly in one or two sentences.</text:p>
      <text:p text:style-name="P13"/>
      <text:p text:style-name="P35">No, <text:span text:style-name="T11">if all points used for calibration lie on the same plane i.e. one checkerboard image in this case, the point configuration will be degenerate, and the system cannot be solved.</text:span></text:p>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7">3</text:span> <text:s text:c="2"/><text:span text:style-name="T8">Single View Geometry</text:span></text:p>
      <text:p text:style-name="P7"/>
      <text:p text:style-name="P21">a) <text:span text:style-name="T17">In Figure 2, we have identified a set of pixels to compute vanishing points in each image.</text:span></text:p>
      <text:p text:style-name="P27">Please complete compute_vanishing_point(), <text:s/>which takes in these two pairs of points</text:p>
      <text:p text:style-name="P27">on parallel lines to find the vanishing point. <text:s/>You can assume that the camera has zero</text:p>
      <text:p text:style-name="P27">skew and square pixels, with no distortion.</text:p>
      <text:p text:style-name="P27"/>
      <text:p text:style-name="P41">def compute_vanishing_point(points):</text:p>
      <text:p text:style-name="P41"><text:s text:c="4"/>'''</text:p>
      <text:p text:style-name="P41"><text:s text:c="4"/>COMPUTE_VANISHING_POINTS</text:p>
      <text:p text:style-name="P41"><text:s text:c="4"/>Arguments:</text:p>
      <text:p text:style-name="P41"><text:s text:c="8"/>points - a list of all the points where each row is (x, y). Generally,</text:p>
      <text:p text:style-name="P41"><text:s text:c="16"/>it will contain four points: two for each parallel line.</text:p>
      <text:p text:style-name="P41"><text:s text:c="16"/>You can use any convention you'd like, but our solution uses the</text:p>
      <text:p text:style-name="P41"><text:s text:c="16"/>first two rows as points on the same line and the last</text:p>
      <text:p text:style-name="P41"><text:s text:c="16"/>two rows as points on the same line.</text:p>
      <text:p text:style-name="P41"><text:s text:c="4"/>Returns:</text:p>
      <text:p text:style-name="P41"><text:s text:c="8"/>vanishing_point - the pixel location of the vanishing point</text:p>
      <text:p text:style-name="P41"><text:s text:c="4"/>'''</text:p>
      <text:p text:style-name="P41"><text:s text:c="4"/># Unpack points</text:p>
      <text:p text:style-name="P41"><text:s text:c="4"/>(k1x, k1y), (k2x, k2y), (l1x, l1y), (l2x, l2y) = points</text:p>
      <text:p text:style-name="P41"/>
      <text:p text:style-name="P41"><text:s text:c="4"/># Compute slopes</text:p>
      <text:p text:style-name="P41"><text:s text:c="4"/>mk = (k2y - k1y) / (k2x - k1x)</text:p>
      <text:p text:style-name="P41"><text:s text:c="4"/>ml = (l2y - l1y) / (l2x - l1x)</text:p>
      <text:p text:style-name="P41"/>
      <text:p text:style-name="P41"><text:s text:c="4"/># Compute intercepts</text:p>
      <text:p text:style-name="P41"><text:s text:c="4"/>bk = k1y - (mk * k1x)</text:p>
      <text:p text:style-name="P41"><text:s text:c="4"/>bl = l1y - (ml * l1x)</text:p>
      <text:p text:style-name="P41"/>
      <text:p text:style-name="P41"><text:s text:c="4"/># Compute intersection x</text:p>
      <text:p text:style-name="P41"><text:s text:c="4"/>vx = (bl - bk) / (mk - ml)</text:p>
      <text:p text:style-name="P41"/>
      <text:p text:style-name="P41"><text:s text:c="4"/># Compute intersection y</text:p>
      <text:p text:style-name="P41"><text:s text:c="4"/>vy = mk * vx + bk</text:p>
      <text:p text:style-name="P41"/>
      <text:p text:style-name="P41"><text:s text:c="4"/>return vx, vy</text:p>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b) <text:span text:style-name="T17">Using three vanishing points, we can compute the intrinsic camera matrix used to take</text:span></text:p>
      <text:p text:style-name="P27">the image. <text:s/>Do so in compute_K_from_vanishing_points().</text:p>
      <text:p text:style-name="P27"/>
      <text:p text:style-name="P42">def compute_K_from_vanishing_points(vanishing_points):</text:p>
      <text:p text:style-name="P42"><text:s text:c="4"/>'''</text:p>
      <text:p text:style-name="P42"><text:s text:c="4"/>COMPUTE_K_FROM_VANISHING_POINTS</text:p>
      <text:p text:style-name="P42"><text:s text:c="4"/>Arguments:</text:p>
      <text:p text:style-name="P42"><text:s text:c="8"/>vanishing_points - a list of vanishing points</text:p>
      <text:p text:style-name="P42"/>
      <text:p text:style-name="P42"><text:s text:c="4"/>Returns:</text:p>
      <text:p text:style-name="P42"><text:s text:c="8"/>K - the intrinsic camera matrix (3x3 matrix)</text:p>
      <text:p text:style-name="P42"><text:s text:c="4"/>'''</text:p>
      <text:p text:style-name="P42"><text:s text:c="4"/>### Compute w using SVD</text:p>
      <text:p text:style-name="P42"><text:s text:c="4"/>vp = vanishing_points</text:p>
      <text:p text:style-name="P42"><text:s text:c="4"/># Construct system of equations using vanishing points</text:p>
      <text:p text:style-name="P42"><text:s text:c="4"/>A = np.array([</text:p>
      <text:p text:style-name="P42"><text:s text:c="8"/>[vp[0][0]*vp[1][0]+vp[0][1]*vp[1][1], vp[0][0]+vp[1][0], vp[0][1]+vp[1][1], 1],</text:p>
      <text:p text:style-name="P42"><text:s text:c="8"/>[vp[0][0]*vp[2][0]+vp[0][1]*vp[2][1], vp[0][0]+vp[2][0], vp[0][1]+vp[2][1], 1],</text:p>
      <text:p text:style-name="P42"><text:s text:c="8"/>[vp[1][0]*vp[2][0]+vp[1][1]*vp[2][1], vp[1][0]+vp[2][0], vp[1][1]+vp[2][1], 1],</text:p>
      <text:p text:style-name="P42"><text:s text:c="4"/>])</text:p>
      <text:p text:style-name="P42"><text:s text:c="4"/># Perform SVD on system of equations</text:p>
      <text:p text:style-name="P42"><text:s text:c="4"/>u, s, vt = np.linalg.svd(A, full_matrices=True)</text:p>
      <text:p text:style-name="P42"><text:s text:c="4"/># Solution w to Aw = 0 is last row of matrix V</text:p>
      <text:p text:style-name="P42"><text:s text:c="4"/>w = vt.T[:, -1]</text:p>
      <text:p text:style-name="P42"/>
      <text:p text:style-name="P42"><text:s text:c="4"/># Test w</text:p>
      <text:p text:style-name="P42"><text:s text:c="4"/>print('\nTest SVD:')</text:p>
      <text:p text:style-name="P42"><text:s text:c="4"/>null = np.dot(A, w)</text:p>
      <text:p text:style-name="P42"><text:s text:c="4"/>print('null:', null)</text:p>
      <text:p text:style-name="P42"/>
      <text:p text:style-name="P42"><text:s text:c="4"/># Construct omega (W) using the elements of w</text:p>
      <text:p text:style-name="P42"><text:s text:c="4"/>W = np.array([</text:p>
      <text:p text:style-name="P42"><text:s text:c="8"/>[w[0], 0, <text:s text:c="3"/>w[1]],</text:p>
      <text:p text:style-name="P42"><text:s text:c="8"/>[0, <text:s text:c="3"/>w[0], w[2]],</text:p>
      <text:p text:style-name="P42"><text:s text:c="8"/>[w[1], w[2], w[3]]</text:p>
      <text:p text:style-name="P42"><text:s text:c="4"/>])</text:p>
      <text:p text:style-name="P42"/>
      <text:p text:style-name="P42"><text:s text:c="4"/># Test omega</text:p>
      <text:p text:style-name="P42"><text:s text:c="4"/>print('\nTest omega:')</text:p>
      <text:p text:style-name="P42"><text:s text:c="4"/>vp1 = np.array(vp[0]+(1,))[:, np.newaxis]</text:p>
      <text:p text:style-name="P42"><text:s text:c="4"/>vp2 = np.array(vp[1]+(1,))[:, np.newaxis]</text:p>
      <text:p text:style-name="P42"><text:s text:c="4"/>vp3 = np.array(vp[2]+(1,))[:, np.newaxis]</text:p>
      <text:p text:style-name="P42"><text:s text:c="4"/>print('null1:', np.dot(np.dot(vp1.T, W), vp2))</text:p>
      <text:p text:style-name="P42"><text:s text:c="4"/>print('null2:', np.dot(np.dot(vp1.T, W), vp3))</text:p>
      <text:p text:style-name="P42"><text:s text:c="4"/>print('null3:', np.dot(np.dot(vp2.T, W), vp3))</text:p>
      <text:p text:style-name="P42"/>
      <text:p text:style-name="P42"><text:s text:c="4"/># Compute K inverse from omega using cholesky factorization</text:p>
      <text:p text:style-name="P42"><text:s text:c="4"/>C = np.linalg.cholesky(W)</text:p>
      <text:p text:style-name="P42"><text:s text:c="4"/># Take the (pseudo-)inverse to get K</text:p>
      <text:p text:style-name="P42"><text:s text:c="4"/>K = np.linalg.pinv(C.T)</text:p>
      <text:p text:style-name="P42"><text:s text:c="4"/># Normalize K</text:p>
      <text:p text:style-name="P42"><text:s text:c="4"/>K /= K[-1, -1]</text:p>
      <text:p text:style-name="P42"/>
      <text:p text:style-name="P42"><text:s text:c="4"/>return K</text:p>
      <text:p text:style-name="P9"/>
      <text:p text:style-name="P30"/>
      <text:p text:style-name="P30"/>
      <text:p text:style-name="P30"/>
      <text:p text:style-name="P30"/>
      <text:p text:style-name="P30"/>
      <text:p text:style-name="P30"/>
      <text:p text:style-name="P30"><text:soft-page-break/>Results printed as type=int:</text:p>
      <text:p text:style-name="P29">Intrinsic Matrix:</text:p>
      <text:p text:style-name="P29"><text:s/>[[2594 <text:s text:c="3"/>0 <text:s/>773]</text:p>
      <text:p text:style-name="P29"><text:s/>[ <text:s text:c="2"/>0 2594 <text:s/>979]</text:p>
      <text:p text:style-name="P29"><text:s/>[ <text:s text:c="2"/>0 <text:s text:c="3"/>0 <text:s text:c="3"/>1]]</text:p>
      <text:p text:style-name="P29"/>
      <text:p text:style-name="P29">Actual Matrix:</text:p>
      <text:p text:style-name="P29"><text:s/>[[2448 <text:s text:c="3"/>0 1253]</text:p>
      <text:p text:style-name="P29"><text:s/>[ <text:s text:c="2"/>0 2438 <text:s/>986]</text:p>
      <text:p text:style-name="P29"><text:s/>[ <text:s text:c="2"/>0 <text:s text:c="3"/>0 <text:s text:c="3"/>1]]</text:p>
      <text:p text:style-name="P29"/>
      <text:p text:style-name="P9"/>
      <text:p text:style-name="P36"><text:span text:style-name="T1">c) </text:span><text:span text:style-name="T12">Is <text:s/>it <text:s/>possible <text:s/>to <text:s/>compute <text:s/>the <text:s/>camera <text:s/>intrinsic <text:s/>matrix <text:s/>for <text:s/>any <text:s/>set <text:s/>of <text:s/>vanishing <text:s/>points?</text:span></text:p>
      <text:p text:style-name="P37">Similarly, is three vanishing points the minimum required to compute the intrinsic camera</text:p>
      <text:p text:style-name="P37">matrix? <text:s/>Justify your answer.</text:p>
      <text:p text:style-name="P37"/>
      <text:p text:style-name="P38">It is not possible to compute the camera intrinsic matrix for any set of vanishing points; the set of points must create at least <text:span text:style-name="T14">5</text:span> constraints to solve for the 5 degrees of freedom. <text:span text:style-name="T15">These constraints are based on conditions including assumption of zero skew, assumption of square pixels, having vanishing points corresponding to orthogonal lines, among others. </text:span></text:p>
      <text:p text:style-name="P38"/>
      <text:p text:style-name="P38"><text:span text:style-name="T15">It is possible to achieve the 5 needed constraints with only two vanishing points. If the two points correspond to orthogonal lines (1 constraint), and there are internal constraints of having zero skew and square pixels (2 constraints), and the metric plane is imaged with known homography (2 constraints), then all 5 constraints are established, and the system can be solved.</text:span></text:p>
      <text:p text:style-name="Standard"/>
      <text:p text:style-name="P20">d) <text:span text:style-name="T13">The method used to obtain vanishing points is approximate and prone to noise. <text:s/>Discuss</text:span></text:p>
      <text:p text:style-name="P25">approaches to refine this process.</text:p>
      <text:p text:style-name="P9"/>
      <text:p text:style-name="P26">To increase precision of vanishing points, <text:span text:style-name="T16">multiple collinear points could be collected for each line in each pair of parallel lines. A line of best fit with least-squares error could be computed for collinear points. Additionally, the same vanishing point could be computed multiple times for a set of parallel lines with more than 2 lines e.g., 3+ parallel lines from a checkerboard or floor tiles. These vanishing points could be then be averaged.</text:span></text:p>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e) <text:span text:style-name="T18">Identify a sufficient set of vanishing lines on the ground plane and the plane on which the</text:span></text:p>
      <text:p text:style-name="P28">letter A exists, written on the side of the cardboard box, (plane-A). Use these vanishing</text:p>
      <text:p text:style-name="P28">lines to verify numerically that the ground plane is orthogonal to the plane-A. Fill out</text:p>
      <text:p text:style-name="P28">the method compute_angle_between_planes() and submit your code and the computed</text:p>
      <text:p text:style-name="P28">angle.</text:p>
      <text:p text:style-name="P28"/>
      <text:p text:style-name="P44">def compute_angle_between_planes(vanishing_pair1, vanishing_pair2, K): </text:p>
      <text:p text:style-name="P44"><text:s text:c="4"/>''' </text:p>
      <text:p text:style-name="P44"><text:s text:c="4"/>COMPUTE_K_FROM_VANISHING_POINTS</text:p>
      <text:p text:style-name="P44"><text:s text:c="4"/>Arguments:</text:p>
      <text:p text:style-name="P44"><text:s text:c="8"/>vanishing_pair1 - a list of a pair of vanishing points computed from lines within the same plane</text:p>
      <text:p text:style-name="P44"><text:s text:c="8"/>vanishing_pair2 - a list of another pair of vanishing points from a different plane than vanishing_pair1</text:p>
      <text:p text:style-name="P44"><text:s text:c="8"/>K - the camera matrix used to take both images</text:p>
      <text:p text:style-name="P44"/>
      <text:p text:style-name="P44"><text:s text:c="4"/>Returns:</text:p>
      <text:p text:style-name="P44"><text:s text:c="8"/>angle - the angle in degrees between the planes which the vanishing point pair comes from2</text:p>
      <text:p text:style-name="P44"><text:s text:c="4"/>'''</text:p>
      <text:p text:style-name="P44"><text:s text:c="4"/># Compute omega inverse using camera matrix</text:p>
      <text:p text:style-name="P44"><text:s text:c="4"/>W_inv = np.dot(K, K.T) </text:p>
      <text:p text:style-name="P44"/>
      <text:p text:style-name="P44"><text:s text:c="4"/># Unpack vanishing points and add 1 to end</text:p>
      <text:p text:style-name="P44"><text:s text:c="4"/>vanishing_pair1[0] += (1,)</text:p>
      <text:p text:style-name="P44"><text:s text:c="4"/>vanishing_pair1[1] += (1,)</text:p>
      <text:p text:style-name="P44"><text:s text:c="4"/>vanishing_pair2[0] += (1,)</text:p>
      <text:p text:style-name="P44"><text:s text:c="4"/>vanishing_pair2[1] += (1,)</text:p>
      <text:p text:style-name="P44"><text:s text:c="4"/>v1, v2 = np.array(vanishing_pair1)</text:p>
      <text:p text:style-name="P44"><text:s text:c="4"/>v3, v4 = np.array(vanishing_pair2)</text:p>
      <text:p text:style-name="P44"/>
      <text:p text:style-name="P44"><text:s text:c="4"/># Compute l1 and l2</text:p>
      <text:p text:style-name="P44"><text:s text:c="4"/>l1 = np.cross(v1, v2) </text:p>
      <text:p text:style-name="P44"><text:s text:c="4"/>l2 = np.cross(v3, v4) </text:p>
      <text:p text:style-name="P44"/>
      <text:p text:style-name="P44"><text:s text:c="4"/># Compute cosine of angle using omega</text:p>
      <text:p text:style-name="P44"><text:s text:c="4"/>cos_theta = l1.T.dot(W_inv.dot(l2))/(np.sqrt(l1.T.dot(W_inv.dot(l1)))*np.sqrt(l2.T.dot(W_inv.dot(l2))))</text:p>
      <text:p text:style-name="P44"><text:s text:c="4"/>theta = np.arccos(cos_theta)</text:p>
      <text:p text:style-name="P44"/>
      <text:p text:style-name="P44"><text:s text:c="4"/># Convert from radians to degrees</text:p>
      <text:p text:style-name="P44"><text:s text:c="4"/>theta_deg = np.degrees(theta)</text:p>
      <text:p text:style-name="P44"/>
      <text:p text:style-name="P44"><text:s text:c="4"/>return theta_deg</text:p>
      <text:p text:style-name="P23"/>
      <text:p text:style-name="P31">Result printed in degrees:</text:p>
      <text:p text:style-name="P31">Angle between floor and box: 90.027361241</text:p>
      <text:p text:style-name="P9"/>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oft-page-break/><text:span text:style-name="T4">f</text:span><text:span text:style-name="T1">) </text:span><text:span text:style-name="T18">Use vanishing points to estimate the rotation matrix between when the camera took Image 1 and Image 2. <text:s/>Fill out the method compute_rotation_matrix_between_cameras() and submit your</text:span></text:p>
      <text:p text:style-name="P40">code and your results.</text:p>
      <text:p text:style-name="P9"/>
      <text:p text:style-name="P43">def compute_rotation_matrix_between_cameras(vanishing_points1, vanishing_points2, K):</text:p>
      <text:p text:style-name="P43"><text:s text:c="4"/>'''</text:p>
      <text:p text:style-name="P43"><text:s text:c="4"/>COMPUTE_K_FROM_VANISHING_POINTS</text:p>
      <text:p text:style-name="P43"><text:s text:c="4"/>Arguments:</text:p>
      <text:p text:style-name="P43"><text:s text:c="8"/>vanishing_points1 - a list of vanishing points in image 1</text:p>
      <text:p text:style-name="P43"><text:s text:c="8"/>vanishing_points2 - a list of vanishing points in image 2</text:p>
      <text:p text:style-name="P43"><text:s text:c="8"/>K - the camera matrix used to take both images</text:p>
      <text:p text:style-name="P43"/>
      <text:p text:style-name="P43"><text:s text:c="4"/>Returns:</text:p>
      <text:p text:style-name="P43"><text:s text:c="8"/>R - the rotation matrix between camera 1 and camera 2</text:p>
      <text:p text:style-name="P43"><text:s text:c="4"/>'''</text:p>
      <text:p text:style-name="P43"><text:s text:c="4"/># Unpack vanishing points</text:p>
      <text:p text:style-name="P43"><text:s text:c="4"/>pa1, pa2, pa3 = vanishing_points1[:, :, np.newaxis]</text:p>
      <text:p text:style-name="P43"><text:s text:c="4"/>pb1, pb2, pb3 = vanishing_points2[:, :, np.newaxis]</text:p>
      <text:p text:style-name="P43"/>
      <text:p text:style-name="P43"><text:s text:c="4"/># Group vanishing points by image</text:p>
      <text:p text:style-name="P43"><text:s text:c="4"/>va = np.concatenate([pa1, pa2, pa3], axis=1).T</text:p>
      <text:p text:style-name="P43"><text:s text:c="4"/>vb = np.concatenate([pb1, pb2, pb3], axis=1).T</text:p>
      <text:p text:style-name="P43"/>
      <text:p text:style-name="P43"><text:s text:c="4"/># Add ones to vanishing points </text:p>
      <text:p text:style-name="P43"><text:s text:c="4"/>one_row = np.ones((va.shape[0], 1))</text:p>
      <text:p text:style-name="P43"><text:s text:c="4"/>va = np.concatenate([va, one_row], axis=1)</text:p>
      <text:p text:style-name="P43"><text:s text:c="4"/>vb = np.concatenate([vb, one_row], axis=1)</text:p>
      <text:p text:style-name="P43"/>
      <text:p text:style-name="P43"><text:s text:c="4"/># Compute directions of vanishing points for each image</text:p>
      <text:p text:style-name="P43"><text:s text:c="4"/>K_inv = np.linalg.pinv(K)</text:p>
      <text:p text:style-name="P43"><text:s text:c="4"/>dau = K_inv.dot(va.T)</text:p>
      <text:p text:style-name="P43"><text:s text:c="4"/>dbu = K_inv.dot(vb.T)</text:p>
      <text:p text:style-name="P43"/>
      <text:p text:style-name="P43"><text:s text:c="4"/># Normalize to unit vectors</text:p>
      <text:p text:style-name="P43"><text:s text:c="4"/>da = dau/np.linalg.norm(dau, axis=0)</text:p>
      <text:p text:style-name="P43"><text:s text:c="4"/>db = dbu/np.linalg.norm(dbu, axis=0)</text:p>
      <text:p text:style-name="P43"/>
      <text:p text:style-name="P43"><text:s text:c="4"/># Solve for rotation</text:p>
      <text:p text:style-name="P43"><text:s text:c="4"/>da_inv = np.linalg.pinv(da)</text:p>
      <text:p text:style-name="P43"><text:s text:c="4"/>R = np.dot(db, da_inv)</text:p>
      <text:p text:style-name="P43"/>
      <text:p text:style-name="P43"><text:s text:c="4"/># Check</text:p>
      <text:p text:style-name="P43"><text:s text:c="4"/>print('\nCheck R:')<text:span text:style-name="T19">Angle between floor and box: 90.027361241</text:span></text:p>
      <text:p text:style-name="P43"><text:s text:c="4"/>a1, a2, a3 = da.T</text:p>
      <text:p text:style-name="P43"><text:s text:c="4"/>b1, b2, b3 = db.T</text:p>
      <text:p text:style-name="P43"><text:s text:c="4"/>print(b1, np.dot(R, a1))</text:p>
      <text:p text:style-name="P43"><text:s text:c="4"/>print(b2, np.dot(R, a2))</text:p>
      <text:p text:style-name="P43"><text:s text:c="4"/>print(b3, np.dot(R, a3))</text:p>
      <text:p text:style-name="P43"/>
      <text:p text:style-name="P43"><text:s text:c="4"/>return R</text:p>
      <text:p text:style-name="P24"/>
      <text:p text:style-name="P32">Rotation between two cameras:</text:p>
      <text:p text:style-name="P32"><text:s/>[[ 0.96154157 <text:s/>0.04924778 -0.15783349]</text:p>
      <text:p text:style-name="P32"><text:s/>[-0.01044314 <text:s/>1.00703585 <text:s/>0.04571333]</text:p>
      <text:p text:style-name="P32"><text:s/>[ 0.18940319 -0.06891607 <text:s/>1.00470583]]</text:p>
      <text:p text:style-name="P32"/>
      <text:p text:style-name="P32">Angle around z-axis (pointing out of camera): -2.931986 degrees</text:p>
      <text:p text:style-name="P32">Angle around y-axis (pointing vertically): -8.918793 degrees</text:p>
      <text:p text:style-name="P32">Angle around x-axis (pointing horizontally): -2.605117 deg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face style:name="UbuntuMono" svg:font-family="UbuntuMono"/>
    <style:font-face style:name="Ubuntumono" svg:font-family="Ubuntumono"/>
    <style:font-face style:name="monospace" svg:font-family="monospace"/>
    <style:font-face style:name="sans-serif" svg:font-family="sans-serif"/>
    <style:font-face style:name="FreeSans2" svg:font-family="FreeSans" style:font-family-generic="swiss"/>
    <style:font-face style:name="Ubuntu Mono" svg:font-family="'Ubuntu Mono'" style:font-pitch="fixed"/>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2:24:26.624069486</meta:creation-date>
    <dc:date>2018-01-26T20:25:57.480864212</dc:date>
    <meta:editing-duration>PT11H4M39S</meta:editing-duration>
    <meta:editing-cycles>130</meta:editing-cycles>
    <meta:generator>LibreOffice/5.0.6.2$Linux_X86_64 LibreOffice_project/00$Build-2</meta:generator>
    <meta:document-statistic meta:table-count="0" meta:image-count="0" meta:object-count="0" meta:page-count="8" meta:paragraph-count="248" meta:word-count="1660" meta:character-count="12240" meta:non-whitespace-character-count="9802"/>
  </office:meta>
</office:document-meta>
</file>